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2.582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2.79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9.85cm" fo:min-width="2.4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7.85cm" fo:min-width="2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35cm" draw:marker-start="Symmetric_20_Arrow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cm"/>
    </style:style>
    <style:style style:name="gr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206cm" fo:min-width="5.058cm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.064cm" fo:min-width="1.09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5da9" draw:marker-start-width="0.5cm" draw:marker-end-width="0.5cm" draw:fill="none" draw:textarea-horizontal-align="justify" draw:textarea-vertical-align="middle" draw:auto-grow-height="false" fo:min-height="1.064cm" fo:min-width="2.101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1.05cm" fo:min-width="6.5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5cm" draw:marker-end-width="0.5cm" draw:fill="solid" draw:fill-color="#ffffff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" svg:stroke-width="0.081cm" svg:stroke-color="#ed1c24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Fine_20_Dashed" svg:stroke-width="0.081cm" svg:stroke-color="#ed1c24" draw:marker-start="Arrow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dash" draw:stroke-dash="Ultrafine_20_Dashed" svg:stroke-width="0.081cm" svg:stroke-color="#0099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cm"/>
    </style:style>
    <style:style style:name="P1" style:family="paragraph">
      <style:paragraph-properties fo:text-align="center" style:writing-mode="lr-tb"/>
      <style:text-properties style:font-name="Arial" fo:font-size="20pt" fo:language="ru" fo:country="RU" fo:text-shadow="none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20pt" fo:language="ru" fo:country="RU" fo:text-shadow="none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 style:writing-mode="lr-tb"/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 style:writing-mode="lr-tb"/>
      <style:text-properties style:font-name="Arial" fo:language="ru" fo:country="RU" fo:font-weight="bold" style:font-weight-asian="bold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style:font-name="Arial" fo:language="ru" fo:country="RU"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text-align="center"/>
      <style:text-properties fo:language="ru" fo:country="RU"/>
    </style:style>
    <style:style style:name="P10" style:family="paragraph">
      <loext:graphic-properties draw:fill="none" draw:fill-color="#ffffff"/>
      <style:paragraph-properties style:writing-mode="lr-tb"/>
      <style:text-properties fo:color="#000000" style:font-name="Arial" fo:font-size="18pt" fo:language="ru" fo:country="RU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 style:writing-mode="lr-tb"/>
      <style:text-properties style:font-name="Arial" fo:font-size="18pt" fo:language="ru" fo:country="RU" fo:font-weight="bold" style:font-weight-asian="bold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style:font-name="Arial" fo:font-size="18pt" fo:language="ru" fo:country="RU" fo:font-weight="bold" style:font-weight-asian="bold" style:font-weight-complex="bold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style:font-name="Arial" fo:font-size="20pt" fo:language="ru" fo:country="RU" fo:text-shadow="none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20pt" fo:language="ru" fo:country="RU" fo:font-weight="bold" style:font-size-asian="20pt" style:font-weight-asian="bold" style:font-size-complex="20pt" style:font-weight-complex="bold"/>
    </style:style>
    <style:style style:name="T3" style:family="text">
      <style:text-properties style:font-name="Arial" fo:language="ru" fo:country="RU" fo:font-weight="bold" style:font-weight-asian="bold" style:font-weight-complex="bold"/>
    </style:style>
    <style:style style:name="T4" style:family="text">
      <style:text-properties fo:color="#333333" style:font-name="Arial" fo:font-size="22pt" fo:language="ru" fo:country="RU" fo:font-weight="bold" style:font-size-asian="22pt" style:font-weight-asian="bold" style:font-size-complex="22pt" style:font-weight-complex="bold"/>
    </style:style>
    <style:style style:name="T5" style:family="text">
      <style:text-properties fo:color="#000000" style:font-name="Arial"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style:font-name="Arial" fo:font-size="18pt" fo:language="ru" fo:country="R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19.6cm" svg:y="1.2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cm" svg:height="2cm" svg:x="17.5cm" svg:y="5.1cm">
          <text:p text:style-name="P3"><text:span text:style-name="T2">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4.5cm" svg:height="2cm" svg:x="16.3cm" svg:y="10.8cm">
          <text:p text:style-name="P5"><text:span text:style-name="T3">highload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cm" svg:height="2cm" svg:x="22.5cm" svg:y="3.4cm">
          <text:p text:style-name="P3"><text:span text:style-name="T2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8cm" svg:height="2cm" svg:x="21.8cm" svg:y="10.7cm">
          <text:p text:style-name="P5"><text:span text:style-name="T3">example.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3cm" svg:height="10.2cm" svg:x="1.1cm" svg:y="4.9cm">
          <text:p text:style-name="P7"><text:span text:style-name="T4">П</text:span></text:p>
          <text:p text:style-name="P7"><text:span text:style-name="T4">о</text:span></text:p>
          <text:p text:style-name="P7"><text:span text:style-name="T4">т</text:span></text:p>
          <text:p text:style-name="P7"><text:span text:style-name="T4">р</text:span></text:p>
          <text:p text:style-name="P7"><text:span text:style-name="T4">е</text:span></text:p>
          <text:p text:style-name="P7"><text:span text:style-name="T4">б</text:span></text:p>
          <text:p text:style-name="P7"><text:span text:style-name="T4">и</text:span></text:p>
          <text:p text:style-name="P7"><text:span text:style-name="T4">т</text:span></text:p>
          <text:p text:style-name="P7"><text:span text:style-name="T4">е</text:span></text:p>
          <text:p text:style-name="P7"><text:span text:style-name="T4">л</text:span></text:p>
          <text:p text:style-name="P7"><text:span text:style-name="T4">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6cm" svg:height="8.2cm" svg:x="5.5cm" svg:y="6.1cm">
          <text:p text:style-name="P7"><text:span text:style-name="T4">Р</text:span></text:p>
          <text:p text:style-name="P7"><text:span text:style-name="T4">е</text:span></text:p>
          <text:p text:style-name="P7"><text:span text:style-name="T4">с</text:span></text:p>
          <text:p text:style-name="P7"><text:span text:style-name="T4">о</text:span></text:p>
          <text:p text:style-name="P7"><text:span text:style-name="T4">л</text:span></text:p>
          <text:p text:style-name="P7"><text:span text:style-name="T4">в</text:span></text:p>
          <text:p text:style-name="P7"><text:span text:style-name="T4">е</text:span></text:p>
          <text:p text:style-name="P7"><text:span text:style-name="T4">р</text:span></text:p>
          <text:p text:style-name="P7"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.218cm" svg:y1="2.231cm" svg:x2="4.218cm" svg:y2="2.231cm">
          <text:p/>
        </draw:line>
        <draw:frame draw:style-name="gr7" draw:text-style-name="P10" draw:layer="layout" svg:width="6.391cm" svg:height="0.962cm" svg:x="4.618cm" svg:y="1.731cm">
          <draw:text-box>
            <text:p><text:span text:style-name="T5">технические связи</text:span></text:p>
          </draw:text-box>
        </draw:frame>
        <draw:frame draw:style-name="gr8" draw:text-style-name="P10" draw:layer="layout" svg:width="8.7cm" svg:height="0.962cm" svg:x="4.6cm" svg:y="0.2cm">
          <draw:text-box>
            <text:p><text:span text:style-name="T5">административные связи</text:span></text:p>
          </draw:text-box>
        </draw:frame>
        <draw:custom-shape draw:style-name="gr5" draw:text-style-name="P8" draw:layer="layout" svg:width="2.6cm" svg:height="8.2cm" svg:x="6.1cm" svg:y="5.8cm">
          <text:p text:style-name="P7"><text:span text:style-name="T4">Р</text:span></text:p>
          <text:p text:style-name="P7"><text:span text:style-name="T4">е</text:span></text:p>
          <text:p text:style-name="P7"><text:span text:style-name="T4">с</text:span></text:p>
          <text:p text:style-name="P7"><text:span text:style-name="T4">о</text:span></text:p>
          <text:p text:style-name="P7"><text:span text:style-name="T4">л</text:span></text:p>
          <text:p text:style-name="P7"><text:span text:style-name="T4">в</text:span></text:p>
          <text:p text:style-name="P7"><text:span text:style-name="T4">е</text:span></text:p>
          <text:p text:style-name="P7"><text:span text:style-name="T4">р</text:span></text:p>
          <text:p text:style-name="P7"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6cm" svg:height="8.2cm" svg:x="6.9cm" svg:y="5.5cm">
          <text:p text:style-name="P7"><text:span text:style-name="T4">Р</text:span></text:p>
          <text:p text:style-name="P7"><text:span text:style-name="T4">е</text:span></text:p>
          <text:p text:style-name="P7"><text:span text:style-name="T4">с</text:span></text:p>
          <text:p text:style-name="P7"><text:span text:style-name="T4">о</text:span></text:p>
          <text:p text:style-name="P7"><text:span text:style-name="T4">л</text:span></text:p>
          <text:p text:style-name="P7"><text:span text:style-name="T4">в</text:span></text:p>
          <text:p text:style-name="P7"><text:span text:style-name="T4">е</text:span></text:p>
          <text:p text:style-name="P7"><text:span text:style-name="T4">р</text:span></text:p>
          <text:p text:style-name="P7"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8cm" svg:height="2.2cm" svg:x="16cm" svg:y="15.1cm">
          <text:p text:style-name="P5"><text:span text:style-name="T3">x.cdn.srv.example.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4cm" svg:height="2cm" svg:x="13.3cm" svg:y="7cm">
          <text:p text:style-name="P5"><text:span text:style-name="T3">spb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3.819cm" svg:height="2cm" svg:x="11.4cm" svg:y="11.4cm">
          <text:p text:style-name="P11"><text:span text:style-name="T6">gov.spb.r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7.1cm" svg:height="1.4cm" svg:x="27.9cm" svg:y="9.7cm">
          <text:p text:style-name="P7"><text:span text:style-name="T4">Реги</text:span><text:span text:style-name="T4">стра</text:span><text:span text:style-name="T4">тор</text:span><text:span text:style-name="T4">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7cm" svg:height="2cm" svg:x="27.9cm" svg:y="5.6cm">
          <text:p text:style-name="P7"><text:span text:style-name="T4">Администра</text:span><text:span text:style-name="T4">торы</text:span></text:p>
          <text:p text:style-name="P7"><text:span text:style-name="T4">з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7.1cm" svg:height="1.4cm" svg:x="27.9cm" svg:y="1.7cm">
          <text:p text:style-name="P7"><text:span text:style-name="T4">IC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7cm" svg:height="2cm" svg:x="28.1cm" svg:y="13.4cm">
          <text:p text:style-name="P7"><text:span text:style-name="T4">Адми</text:span><text:span text:style-name="T4">нистр</text:span><text:span text:style-name="T4">атор</text:span><text:span text:style-name="T4">ы</text:span></text:p>
          <text:p text:style-name="P7"><text:span text:style-name="T4">доме</text:span><text:span text:style-name="T4">н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3" draw:layer="layout" svg:x1="31.3cm" svg:y1="13.4cm" svg:x2="31.3cm" svg:y2="11.1cm">
          <text:p/>
        </draw:line>
        <draw:line draw:style-name="gr14" draw:text-style-name="P13" draw:layer="layout" svg:x1="1.2cm" svg:y1="0.8cm" svg:x2="4.4cm" svg:y2="0.8cm">
          <text:p/>
        </draw:line>
        <draw:line draw:style-name="gr14" draw:text-style-name="P13" draw:layer="layout" svg:x1="28.1cm" svg:y1="13.6cm" svg:x2="26.1cm" svg:y2="12.3cm">
          <text:p/>
        </draw:line>
        <draw:line draw:style-name="gr14" draw:text-style-name="P13" draw:layer="layout" svg:x1="28.1cm" svg:y1="13.8cm" svg:x2="23.3cm" svg:y2="15.6cm">
          <text:p/>
        </draw:line>
        <draw:line draw:style-name="gr14" draw:text-style-name="P13" draw:layer="layout" svg:x1="28cm" svg:y1="14.3cm" svg:x2="20.3cm" svg:y2="12.5cm">
          <text:p/>
        </draw:line>
        <draw:line draw:style-name="gr14" draw:text-style-name="P13" draw:layer="layout" svg:x1="28.1cm" svg:y1="15.1cm" svg:x2="15.1cm" svg:y2="12.7cm">
          <text:p/>
        </draw:line>
        <draw:line draw:style-name="gr15" draw:text-style-name="P13" draw:layer="layout" svg:x1="31.3cm" svg:y1="9.7cm" svg:x2="31.3cm" svg:y2="7.6cm">
          <text:p/>
        </draw:line>
        <draw:line draw:style-name="gr14" draw:text-style-name="P13" draw:layer="layout" svg:x1="27.8cm" svg:y1="6.1cm" svg:x2="24.5cm" svg:y2="4.7cm">
          <text:p/>
        </draw:line>
        <draw:line draw:style-name="gr14" draw:text-style-name="P13" draw:layer="layout" svg:x1="27.9cm" svg:y1="6.9cm" svg:x2="19.4cm" svg:y2="6.2cm">
          <text:p/>
        </draw:line>
        <draw:line draw:style-name="gr14" draw:text-style-name="P13" draw:layer="layout" svg:x1="27.8cm" svg:y1="7.4cm" svg:x2="15.6cm" svg:y2="8.2cm">
          <text:p/>
        </draw:line>
        <draw:line draw:style-name="gr15" draw:text-style-name="P13" draw:layer="layout" svg:x1="31.3cm" svg:y1="5.6cm" svg:x2="31.2cm" svg:y2="3.1cm">
          <text:p/>
        </draw:line>
        <draw:line draw:style-name="gr14" draw:text-style-name="P13" draw:layer="layout" svg:x1="27.9cm" svg:y1="2.5cm" svg:x2="21.6cm" svg:y2="2.3cm">
          <text:p/>
        </draw:line>
        <draw:line draw:style-name="gr6" draw:text-style-name="P9" draw:layer="layout" svg:x1="4.1cm" svg:y1="9.588cm" svg:x2="5.5cm" svg:y2="9.588cm">
          <text:p/>
        </draw:line>
        <draw:line draw:style-name="gr6" draw:text-style-name="P9" draw:layer="layout" svg:x1="9.6cm" svg:y1="5.9cm" svg:x2="19.6cm" svg:y2="2.1cm">
          <text:p/>
        </draw:line>
        <draw:line draw:style-name="gr6" draw:text-style-name="P9" draw:layer="layout" svg:x1="9.6cm" svg:y1="11.5cm" svg:x2="11.5cm" svg:y2="12cm">
          <text:p/>
        </draw:line>
        <draw:line draw:style-name="gr6" draw:text-style-name="P9" draw:layer="layout" svg:x1="9.6cm" svg:y1="6.3cm" svg:x2="22.6cm" svg:y2="4cm">
          <text:p/>
        </draw:line>
        <draw:line draw:style-name="gr6" draw:text-style-name="P9" draw:layer="layout" svg:x1="9.6cm" svg:y1="7cm" svg:x2="17.5cm" svg:y2="5.8cm">
          <text:p/>
        </draw:line>
        <draw:line draw:style-name="gr6" draw:text-style-name="P9" draw:layer="layout" svg:x1="9.6cm" svg:y1="7.6cm" svg:x2="13.2cm" svg:y2="7.9cm">
          <text:p/>
        </draw:line>
        <draw:line draw:style-name="gr6" draw:text-style-name="P9" draw:layer="layout" svg:x1="9.6cm" svg:y1="8.6cm" svg:x2="22.5cm" svg:y2="10.9cm">
          <text:p/>
        </draw:line>
        <draw:line draw:style-name="gr6" draw:text-style-name="P9" draw:layer="layout" svg:x1="9.5cm" svg:y1="13.1cm" svg:x2="16.2cm" svg:y2="15.8cm">
          <text:p/>
        </draw:line>
        <draw:line draw:style-name="gr6" draw:text-style-name="P9" draw:layer="layout" svg:x1="9.6cm" svg:y1="10cm" svg:x2="16.4cm" svg:y2="11.4cm">
          <text:p/>
        </draw:line>
        <draw:line draw:style-name="gr16" draw:text-style-name="P13" draw:layer="layout" svg:x1="20cm" svg:y1="3cm" svg:x2="18.6cm" svg:y2="5.1cm">
          <text:p/>
        </draw:line>
        <draw:line draw:style-name="gr16" draw:text-style-name="P13" draw:layer="layout" svg:x1="21.3cm" svg:y1="3cm" svg:x2="22.7cm" svg:y2="3.8cm">
          <text:p/>
        </draw:line>
        <draw:line draw:style-name="gr16" draw:text-style-name="P13" draw:layer="layout" svg:x1="17.5cm" svg:y1="6.5cm" svg:x2="15.6cm" svg:y2="7.5cm">
          <text:p/>
        </draw:line>
        <draw:line draw:style-name="gr16" draw:text-style-name="P13" draw:layer="layout" svg:x1="18.5cm" svg:y1="7.1cm" svg:x2="18.2cm" svg:y2="10.8cm">
          <text:p/>
        </draw:line>
        <draw:line draw:style-name="gr16" draw:text-style-name="P13" draw:layer="layout" svg:x1="14cm" svg:y1="8.9cm" svg:x2="13cm" svg:y2="11.4cm">
          <text:p/>
        </draw:line>
        <draw:line draw:style-name="gr16" draw:text-style-name="P13" draw:layer="layout" svg:x1="23.5cm" svg:y1="5.4cm" svg:x2="23.9cm" svg:y2="10.7cm">
          <text:p/>
        </draw:line>
        <draw:line draw:style-name="gr16" draw:text-style-name="P13" draw:layer="layout" svg:x1="23.3cm" svg:y1="12.6cm" svg:x2="20.6cm" svg:y2="15.1cm">
          <text:p/>
        </draw:line>
        <draw:line draw:style-name="gr16" draw:text-style-name="P13" draw:layer="layout" svg:x1="1.2cm" svg:y1="3.7cm" svg:x2="4.4cm" svg:y2="3.7cm">
          <text:p/>
        </draw:line>
        <draw:frame draw:style-name="gr17" draw:text-style-name="P10" draw:layer="layout" svg:width="7.216cm" svg:height="0.962cm" svg:x="4.6cm" svg:y="3.2cm">
          <draw:text-box>
            <text:p><text:span text:style-name="T5">иерархические связ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5da9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2T18:51:41.688384839</meta:creation-date>
    <dc:date>2021-09-18T13:40:08.974911922</dc:date>
    <meta:editing-duration>PT1H2M9S</meta:editing-duration>
    <meta:editing-cycles>10</meta:editing-cycles>
    <meta:generator>LibreOffice/5.1.6.2$Linux_X86_64 LibreOffice_project/10m0$Build-2</meta:generator>
    <meta:document-statistic meta:object-count="49"/>
  </office:meta>
</office:document-meta>
</file>